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25-02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23-02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20-02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18-02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82" calcext:value-type="float">
            <text:p>80.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200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532" calcext:value-type="float">
            <text:p>80.6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4336" calcext:value-type="float">
            <text:p>81.1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152" calcext:value-type="float">
            <text:p>80.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684" calcext:value-type="float">
            <text:p>81.3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492" calcext:value-type="float">
            <text:p>81.2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0664" calcext:value-type="float">
            <text:p>80.7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2376" calcext:value-type="float">
            <text:p>80.7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96" calcext:value-type="float">
            <text:p>81.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452" calcext:value-type="float">
            <text:p>81.8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916" calcext:value-type="float">
            <text:p>80.9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7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6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6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2502</text:p>
          </table:table-cell>
          <table:table-cell office:value-type="string" calcext:value-type="string">
            <text:p>Langtry WSC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